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Wingdings 2" svg:font-family="'Wingdings 2'"/>
    <style:font-face style:name="Mangal2" svg:font-family="Mangal"/>
    <style:font-face style:font-pitch="variable" style:name="Mangal1" svg:font-family="Mangal"/>
    <style:font-face style:font-pitch="variable" style:name="Microsoft YaHei" svg:font-family="'Microsoft YaHei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1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50f3bf" style:parent-style-name="Standard">
      <style:text-properties fo:country="DE" fo:language="de" style:font-name="Calibri" style:font-name-complex="Calibri"/>
    </style:style>
    <style:style style:family="paragraph" style:name="af6a709" style:parent-style-name="Standard">
      <style:text-properties fo:country="DE" fo:language="de" style:font-name="Calibri" style:font-name-complex="Calibri"/>
    </style:style>
    <style:style style:family="paragraph" style:name="ae1ce69" style:parent-style-name="Standard">
      <style:paragraph-properties fo:background-color="#000000"/>
      <style:text-properties fo:country="DE" fo:language="de" style:font-name="Calibri" style:font-name-complex="Calibri" style:use-window-font-color="true"/>
    </style:style>
    <style:style style:family="paragraph" style:name="a3b38b6" style:parent-style-name="Standard">
      <style:paragraph-properties fo:text-align="justify"/>
      <style:text-properties fo:country="DE" fo:language="de" style:font-name="Calibri" style:font-name-complex="Calibri"/>
    </style:style>
    <style:style style:family="paragraph" style:name="a5e3a2d" style:parent-style-name="Standard">
      <style:paragraph-properties fo:text-align="justify"/>
      <style:text-properties fo:country="DE" fo:language="de" style:font-name="Calibri" style:font-name-complex="Calibri"/>
    </style:style>
    <style:style style:family="paragraph" style:name="ae51ebf" style:parent-style-name="Standard">
      <style:paragraph-properties fo:text-align="justify"/>
    </style:style>
    <style:style style:family="paragraph" style:name="a882e56" style:parent-style-name="Standard">
      <style:text-properties fo:country="DE" fo:language="de" style:font-name="Calibri" style:font-name-complex="Calibri"/>
    </style:style>
    <style:style style:family="table-cell" style:name="a4b2eb7">
      <style:table-cell-properties fo:border-bottom="0.53mm solid #000000" fo:border-left="none" fo:border-right="0.53mm solid #000000" fo:border-top="0.53mm solid #000000" fo:padding-bottom="0.0mm" fo:padding-left="1.91mm" fo:padding-right="1.91mm" fo:padding-top="0.0mm" style:vertical-align="middle"/>
    </style:style>
    <style:style style:family="paragraph" style:name="aa05b9c" style:parent-style-name="Standard">
      <style:text-properties fo:country="DE" fo:language="de" style:font-name="Calibri" style:font-name-complex="Calibri"/>
    </style:style>
    <style:style style:family="table-cell" style:name="a68cbb1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ext" style:name="ac4ecad">
      <style:text-properties fo:country="DE" fo:language="de" style:font-name="Calibri" style:font-name-complex="Calibri"/>
    </style:style>
    <style:style style:family="text" style:name="ab98510">
      <style:text-properties fo:country="DE" fo:language="de" style:font-name="Wingdings 2" style:font-name-complex="Wingdings 2"/>
    </style:style>
    <style:style style:family="text" style:name="a3f1273">
      <style:text-properties fo:country="DE" fo:language="de" style:font-name="Calibri" style:font-name-complex="Calibri"/>
    </style:style>
    <style:style style:family="text" style:name="a5e3a1b">
      <style:text-properties fo:country="DE" fo:language="de" style:font-name="Calibri" style:font-name-asian="Calibri" style:font-name-complex="Calibri"/>
    </style:style>
    <style:style style:family="text" style:name="aa2c925">
      <style:text-properties fo:country="DE" fo:language="de" style:font-name="Wingdings 2" style:font-name-asian="Wingdings 2" style:font-name-complex="Wingdings 2"/>
    </style:style>
    <style:style style:family="table-cell" style:name="a404af4">
      <style:table-cell-properties fo:border-bottom="0.53mm solid #000000" fo:border-left="none" fo:border-right="none" fo:border-top="0.53mm solid #000000" fo:padding-bottom="0.0mm" fo:padding-left="1.91mm" fo:padding-right="1.91mm" fo:padding-top="0.0mm" style:vertical-align="middle"/>
    </style:style>
    <style:style style:family="paragraph" style:name="a73e98f" style:parent-style-name="Standard">
      <style:text-properties fo:country="DE" fo:language="de" style:font-name="Calibri" style:font-name-complex="Calibri"/>
    </style:style>
    <style:style style:family="table-cell" style:name="a728c1c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able-row" style:name="ae15c17">
      <style:table-row-properties style:row-height="7.0mm"/>
    </style:style>
    <style:style style:family="paragraph" style:name="a9c9998" style:parent-style-name="Standard">
      <style:text-properties fo:country="DE" fo:language="de" style:font-name="Calibri" style:font-name-complex="Calibri"/>
    </style:style>
    <style:style style:family="table-cell" style:name="aa9617a">
      <style:table-cell-properties fo:border-bottom="0.53mm solid #000000" fo:border-left="none" fo:border-right="0.53mm solid #000000" fo:border-top="0.53mm solid #000000" fo:padding-bottom="0.0mm" fo:padding-left="1.91mm" fo:padding-right="1.91mm" fo:padding-top="0.0mm" style:vertical-align="middle"/>
    </style:style>
    <style:style style:family="paragraph" style:name="a680b43" style:parent-style-name="Standard">
      <style:text-properties fo:country="DE" fo:language="de" style:font-name="Calibri" style:font-name-complex="Calibri"/>
    </style:style>
    <style:style style:family="table-cell" style:name="a129f3b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ext" style:name="a082c0f">
      <style:text-properties fo:country="DE" fo:language="de" style:font-name="Calibri" style:font-name-complex="Calibri"/>
    </style:style>
    <style:style style:family="text" style:name="a233436">
      <style:text-properties fo:country="DE" fo:language="de" style:font-name="Wingdings 2" style:font-name-complex="Wingdings 2"/>
    </style:style>
    <style:style style:family="text" style:name="a607224">
      <style:text-properties fo:country="DE" fo:language="de" style:font-name="Calibri" style:font-name-complex="Calibri"/>
    </style:style>
    <style:style style:family="text" style:name="a8bcbf4">
      <style:text-properties fo:country="DE" fo:language="de" style:font-name="Calibri" style:font-name-asian="Calibri" style:font-name-complex="Calibri"/>
    </style:style>
    <style:style style:family="text" style:name="a944e26">
      <style:text-properties fo:country="DE" fo:language="de" style:font-name="Wingdings 2" style:font-name-asian="Wingdings 2" style:font-name-complex="Wingdings 2"/>
    </style:style>
    <style:style style:family="table-cell" style:name="a9eb58d">
      <style:table-cell-properties fo:border-bottom="0.53mm solid #000000" fo:border-left="none" fo:border-right="none" fo:border-top="0.53mm solid #000000" fo:padding-bottom="0.0mm" fo:padding-left="1.91mm" fo:padding-right="1.91mm" fo:padding-top="0.0mm" style:vertical-align="middle"/>
    </style:style>
    <style:style style:family="paragraph" style:name="af83c0b" style:parent-style-name="Standard">
      <style:text-properties fo:country="DE" fo:language="de" style:font-name="Calibri" style:font-name-complex="Calibri"/>
    </style:style>
    <style:style style:family="table-cell" style:name="ac4ad3a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able-row" style:name="a38905d">
      <style:table-row-properties style:row-height="7.0mm"/>
    </style:style>
    <style:style style:family="text" style:name="a308e00">
      <style:text-properties style:use-window-font-color="true"/>
    </style:style>
    <style:style style:family="text" style:name="ada88b4">
      <style:text-properties fo:color="#ffffff" fo:country="DE" fo:language="de" style:font-name="Calibri" style:font-name-complex="Calibri"/>
    </style:style>
    <style:style style:family="paragraph" style:name="ab2c2fc" style:parent-style-name="Standard"/>
    <style:style style:family="table-cell" style:name="affeee5">
      <style:table-cell-properties fo:background-color="#000000" fo:border-bottom="0.53mm solid #000000" fo:border-left="0.53mm solid #000000" fo:border-right="0.53mm solid #000000" fo:border-top="0.53mm solid #000000" fo:padding-bottom="0.0mm" fo:padding-left="1.91mm" fo:padding-right="1.91mm" fo:padding-top="0.0mm" style:vertical-align="middle"/>
    </style:style>
    <style:style style:family="table-row" style:name="af34e3a">
      <style:table-row-properties style:row-height="7.0mm"/>
    </style:style>
    <style:style style:family="table-column" style:name="a096217">
      <style:table-column-properties style:rel-column-width="25*"/>
    </style:style>
    <style:style style:family="table-column" style:name="a97d52b">
      <style:table-column-properties style:rel-column-width="28*"/>
    </style:style>
    <style:style style:family="table-column" style:name="a8f59ba">
      <style:table-column-properties style:rel-column-width="22*"/>
    </style:style>
    <style:style style:family="table" style:name="ae0991a">
      <style:table-properties fo:margin-left="-2.43mm" style:width="18.949cm" table:align="left"/>
    </style:style>
    <style:style style:family="paragraph" style:name="a62723f" style:parent-style-name="Standard">
      <style:paragraph-properties fo:margin-left="0.0mm" fo:margin-right="0.0mm" fo:text-indent="12.7mm"/>
    </style:style>
    <style:style style:family="paragraph" style:name="a9dd441" style:parent-style-name="Standard">
      <style:paragraph-properties fo:text-align="right"/>
      <style:text-properties fo:country="DE" fo:language="de" style:font-name="Calibri" style:font-name-complex="Calibri"/>
    </style:style>
    <style:style style:family="table-cell" style:name="a48cbc1">
      <style:table-cell-properties fo:border-bottom="0.53mm solid #000000" fo:border-left="none" fo:border-right="0.53mm solid #000000" fo:border-top="0.53mm solid #000000" fo:padding-bottom="0.0mm" fo:padding-left="1.91mm" fo:padding-right="1.91mm" fo:padding-top="0.0mm" style:vertical-align="middle"/>
    </style:style>
    <style:style style:family="paragraph" style:name="a6ce248" style:parent-style-name="Standard">
      <style:text-properties fo:country="DE" fo:language="de" style:font-name="Calibri" style:font-name-complex="Calibri"/>
    </style:style>
    <style:style style:family="table-cell" style:name="aec773e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paragraph" style:name="a742566" style:parent-style-name="Standard">
      <style:text-properties fo:country="DE" fo:language="de" style:font-name="Calibri" style:font-name-complex="Calibri"/>
    </style:style>
    <style:style style:family="table-cell" style:name="a8e5efc">
      <style:table-cell-properties fo:border-bottom="0.53mm solid #000000" fo:border-left="none" fo:border-right="none" fo:border-top="0.53mm solid #000000" fo:padding-bottom="0.0mm" fo:padding-left="1.91mm" fo:padding-right="1.91mm" fo:padding-top="0.0mm" style:vertical-align="middle"/>
    </style:style>
    <style:style style:family="paragraph" style:name="a33ff5f" style:parent-style-name="Standard">
      <style:text-properties fo:country="DE" fo:language="de" style:font-name="Calibri" style:font-name-complex="Calibri"/>
    </style:style>
    <style:style style:family="table-cell" style:name="a360325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able-row" style:name="af4b81d">
      <style:table-row-properties style:row-height="7.0mm"/>
    </style:style>
    <style:style style:family="paragraph" style:name="a210bd4" style:parent-style-name="Standard">
      <style:text-properties fo:country="DE" fo:language="de" style:font-name="Calibri" style:font-name-complex="Calibri"/>
    </style:style>
    <style:style style:family="table-cell" style:name="a3309a3">
      <style:table-cell-properties fo:border-bottom="0.53mm solid #000000" fo:border-left="none" fo:border-right="0.53mm solid #000000" fo:border-top="0.53mm solid #000000" fo:padding-bottom="0.0mm" fo:padding-left="1.91mm" fo:padding-right="1.91mm" fo:padding-top="0.0mm" style:vertical-align="middle"/>
    </style:style>
    <style:style style:family="paragraph" style:name="a82560c" style:parent-style-name="Standard">
      <style:text-properties fo:country="DE" fo:language="de" style:font-name="Calibri" style:font-name-complex="Calibri"/>
    </style:style>
    <style:style style:family="table-cell" style:name="aa18385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paragraph" style:name="a470161" style:parent-style-name="Standard">
      <style:text-properties fo:country="DE" fo:language="de" style:font-name="Calibri" style:font-name-complex="Calibri"/>
    </style:style>
    <style:style style:family="table-cell" style:name="ab24e47">
      <style:table-cell-properties fo:border-bottom="0.53mm solid #000000" fo:border-left="none" fo:border-right="none" fo:border-top="0.53mm solid #000000" fo:padding-bottom="0.0mm" fo:padding-left="1.91mm" fo:padding-right="1.91mm" fo:padding-top="0.0mm" style:vertical-align="middle"/>
    </style:style>
    <style:style style:family="paragraph" style:name="aad6032" style:parent-style-name="Standard">
      <style:text-properties fo:country="DE" fo:language="de" style:font-name="Calibri" style:font-name-complex="Calibri"/>
    </style:style>
    <style:style style:family="table-cell" style:name="a8d4928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able-row" style:name="a4dc4d9">
      <style:table-row-properties style:row-height="7.0mm"/>
    </style:style>
    <style:style style:family="paragraph" style:name="a204b4c" style:parent-style-name="Standard">
      <style:text-properties fo:country="DE" fo:language="de" style:font-name="Calibri" style:font-name-complex="Calibri" style:use-window-font-color="true"/>
    </style:style>
    <style:style style:family="table-cell" style:name="a943a25">
      <style:table-cell-properties fo:background-color="#000000" fo:border-bottom="0.53mm solid #000000" fo:border-left="0.53mm solid #000000" fo:border-right="0.53mm solid #000000" fo:border-top="0.53mm solid #000000" fo:padding-bottom="0.0mm" fo:padding-left="1.91mm" fo:padding-right="1.91mm" fo:padding-top="0.0mm" style:vertical-align="middle"/>
    </style:style>
    <style:style style:family="table-row" style:name="afcbb57">
      <style:table-row-properties style:row-height="7.0mm"/>
    </style:style>
    <style:style style:family="table-column" style:name="a1c85fc">
      <style:table-column-properties style:rel-column-width="25*"/>
    </style:style>
    <style:style style:family="table" style:name="ab4f6db">
      <style:table-properties fo:margin-left="-2.43mm" style:width="18.949cm" table:align="left"/>
    </style:style>
    <style:style style:family="paragraph" style:name="a6ba101" style:parent-style-name="Standard">
      <style:paragraph-properties fo:text-align="justify"/>
      <style:text-properties fo:country="DE" fo:language="de" style:font-name="Calibri" style:font-name-complex="Calibri"/>
    </style:style>
    <style:style style:family="paragraph" style:name="abf6521" style:parent-style-name="Standard">
      <style:paragraph-properties fo:text-align="justify"/>
      <style:text-properties fo:country="DE" fo:language="de" style:font-name="Calibri" style:font-name-complex="Calibri"/>
    </style:style>
    <style:style style:family="paragraph" style:name="ae3569b" style:parent-style-name="Standard">
      <style:paragraph-properties fo:text-align="center"/>
      <style:text-properties fo:country="DE" fo:font-size="16.0pt" fo:font-weight="bold" fo:language="de" style:font-name="Cambria" style:font-name-complex="Cambria" style:font-size-asian="16.0pt" style:font-weight-asian="bold" style:font-weight-complex="bold"/>
    </style:style>
    <style:style style:family="paragraph" style:name="ac2cf4b" style:parent-style-name="Standard">
      <style:paragraph-properties fo:text-align="center"/>
    </style:style>
  </office:automatic-styles>
  <office:body>
    <office:text>
      <text:p text:style-name="ac2cf4b"/>
      <text:p text:style-name="ae3569b"/>
      <text:p text:style-name="abf6521"/>
      <text:p text:style-name="a6ba101"/>
      <table:table table:style-name="ab4f6db">
        <table:table-column table:number-columns-repeated="4" table:style-name="a1c85fc"/>
        <table:table-row table:style-name="afcbb57">
          <table:table-cell table:number-columns-spanned="4" table:style-name="a943a25">
            <text:p text:style-name="a204b4c">Zusatzinformationen von auswärtigen Personen</text:p>
          </table:table-cell>
        </table:table-row>
        <table:table-row table:style-name="a4dc4d9">
          <table:table-cell table:style-name="a8d4928">
            <text:p text:style-name="aad6032"/>
          </table:table-cell>
          <table:table-cell table:style-name="ab24e47">
            <text:p text:style-name="a470161"/>
          </table:table-cell>
          <table:table-cell table:style-name="aa18385">
            <text:p text:style-name="a82560c">Heimatinstitut:</text:p>
          </table:table-cell>
          <table:table-cell table:style-name="a3309a3">
            <text:p text:style-name="a210bd4"/>
          </table:table-cell>
        </table:table-row>
        <table:table-row table:style-name="af4b81d">
          <table:table-cell table:style-name="a360325">
            <text:p text:style-name="a33ff5f">Mailadresse:</text:p>
          </table:table-cell>
          <table:table-cell table:style-name="a8e5efc">
            <text:p text:style-name="a742566"/>
          </table:table-cell>
          <table:table-cell table:style-name="aec773e">
            <text:p text:style-name="a6ce248">Telefon-Nr.:</text:p>
          </table:table-cell>
          <table:table-cell table:style-name="a48cbc1">
            <text:p text:style-name="a9dd441"/>
          </table:table-cell>
        </table:table-row>
      </table:table>
      <text:p text:style-name="a62723f"/>
      <table:table table:style-name="ae0991a">
        <table:table-column table:style-name="a8f59ba"/>
        <table:table-column table:style-name="a97d52b"/>
        <table:table-column table:number-columns-repeated="2" table:style-name="a096217"/>
        <table:table-row table:style-name="af34e3a">
          <table:table-cell table:number-columns-spanned="4" table:style-name="affeee5">
            <text:p text:style-name="ab2c2fc"><text:span text:style-name="ada88b4">Eintr</text:span>äge für Telefon- und Raumbuch<text:s/><text:s/><text:span text:style-name="a308e00">(soweit bekan</text:span>nt)</text:p>
          </table:table-cell>
        </table:table-row>
        <table:table-row table:style-name="a38905d">
          <table:table-cell table:style-name="ac4ad3a">
            <text:p text:style-name="af83c0b">Telefonbuch Eintrag:</text:p>
          </table:table-cell>
          <table:table-cell table:style-name="a9eb58d">
            <text:p text:style-name="Standard"><text:span text:style-name="a944e26"></text:span><text:span text:style-name="a8bcbf4"><text:s/></text:span><text:span text:style-name="a607224">ja<text:s/><text:s text:c="2"/></text:span><text:span text:style-name="a233436"></text:span><text:span text:style-name="a082c0f"><text:s/>nein</text:span></text:p>
          </table:table-cell>
          <table:table-cell table:style-name="a129f3b">
            <text:p text:style-name="a680b43"/>
          </table:table-cell>
          <table:table-cell table:style-name="aa9617a">
            <text:p text:style-name="a9c9998"/>
          </table:table-cell>
        </table:table-row>
        <table:table-row table:style-name="ae15c17">
          <table:table-cell table:style-name="a728c1c">
            <text:p text:style-name="a73e98f">Standort:</text:p>
          </table:table-cell>
          <table:table-cell table:style-name="a404af4">
            <text:p text:style-name="Standard"><text:span text:style-name="aa2c925"></text:span><text:span text:style-name="a5e3a1b"><text:s/></text:span><text:span text:style-name="a3f1273">Hamburg<text:s/><text:s text:c="2"/></text:span><text:span text:style-name="ab98510"></text:span><text:span text:style-name="ac4ecad"><text:s/>Zeuthen</text:span></text:p>
          </table:table-cell>
          <table:table-cell table:style-name="a68cbb1">
            <text:p text:style-name="aa05b9c">Gebäude / Raum:</text:p>
          </table:table-cell>
          <table:table-cell table:style-name="a4b2eb7">
            <text:p text:style-name="a882e56"/>
          </table:table-cell>
        </table:table-row>
      </table:table>
      <text:p text:style-name="ae51ebf"/>
      <text:p text:style-name="a5e3a2d"/>
      <text:p text:style-name="a3b38b6"/>
      <text:p text:style-name="ae1ce69">Was kann WEISS sein?</text:p>
      <text:p text:style-name="af6a709">______________________________________</text:p>
      <text:p text:style-name="a50f3bf">Ort, Datum, Unterschrift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Wingdings 2" svg:font-family="'Wingdings 2'"/>
    <style:font-face style:name="Mangal2" svg:font-family="Mangal"/>
    <style:font-face style:font-pitch="variable" style:name="Mangal1" svg:font-family="Mangal"/>
    <style:font-face style:font-pitch="variable" style:name="Microsoft YaHei" svg:font-family="'Microsoft YaHei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1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text-properties fo:country="GB" fo:font-size="12.0pt" fo:language="en" style:font-name="Times New Roman" style:font-name-asian="Times New Roman" style:font-name-complex="Times New Roman" style:font-size-asian="12.0pt" style:use-window-font-color="true"/>
    </style:style>
    <style:style style:family="paragraph" style:name="Kommentartext" style:parent-style-name="Standard">
      <style:text-properties fo:font-size="10.0pt" style:font-size-asian="10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1" style:font-name-complex="Mangal" style:font-size-asian="14.0pt"/>
    </style:style>
    <style:style style:family="paragraph" style:name="Kommentarthema" style:next-style-name="Kommentartext" style:parent-style-name="Kommentartext">
      <style:paragraph-properties/>
      <style:text-properties fo:font-weight="bold" style:font-weight-asian="bold" style:font-weight-complex="bold"/>
    </style:style>
    <style:style style:family="paragraph" style:name="Verzeichnis" style:parent-style-name="Standard">
      <style:text-properties style:font-name-complex="Mangal2"/>
    </style:style>
    <style:style style:display-name="Tabellen Inhalt" style:family="paragraph" style:name="Tabellen_20_Inhalt" style:parent-style-name="Standard"/>
    <style:style style:display-name="Tabellen Überschrift" style:family="paragraph" style:name="Tabellen_20_Überschrift" style:parent-style-name="Tabellen_20_Inhalt">
      <style:paragraph-properties fo:text-align="center"/>
      <style:text-properties fo:font-weight="bold" style:font-weight-asian="bold" style:font-weight-complex="bold"/>
    </style:style>
    <style:style style:display-name="Table Contents" style:family="paragraph" style:name="Table_20_Contents" style:parent-style-name="Standard"/>
    <style:style style:display-name="List Paragraph" style:family="paragraph" style:name="List_20_Paragraph" style:parent-style-name="Standard">
      <style:paragraph-properties fo:margin-bottom="0.0mm" fo:margin-left="12.7mm" fo:margin-right="0.0mm" fo:margin-top="0.0mm" fo:text-indent="0.0mm"/>
    </style:style>
    <style:style style:family="paragraph" style:name="Beschriftung" style:parent-style-name="Standard">
      <style:paragraph-properties fo:margin-bottom="2.12mm" fo:margin-top="2.12mm"/>
      <style:text-properties fo:font-size="12.0pt" fo:font-style="italic" style:font-name-complex="Mangal2" style:font-size-asian="12.0pt" style:font-style-asian="italic" style:font-style-complex="italic"/>
    </style:style>
    <style:style style:family="paragraph" style:name="Index" style:parent-style-name="Standard">
      <style:text-properties style:font-name-complex="Mangal2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2" style:font-size-asian="12.0pt" style:font-style-asian="italic" style:font-style-complex="italic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1" style:font-size-asian="14.0pt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family="paragraph" style:name="Dokumentstruktur" style:parent-style-name="Standard">
      <style:text-properties fo:font-size="8.0pt" style:font-name="Tahoma" style:font-name-complex="Tahoma" style:font-size-asian="8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2"/>
    </style:style>
    <style:style style:family="text" style:name="Absatz-Standardschriftart" style:parent-style-name="default_character_style"/>
    <style:style style:family="text" style:name="Kommentarzeichen" style:parent-style-name="Absatz-Standardschriftart">
      <style:text-properties fo:font-size="8.0pt" style:font-name-complex="Times New Roman" style:font-size-asian="8.0pt"/>
    </style:style>
    <style:style style:display-name="Balloon Text Char" style:family="text" style:name="Balloon_20_Text_20_Char" style:parent-style-name="Absatz-Standardschriftart">
      <style:text-properties fo:country="GB" fo:font-size="8.0pt" fo:language="en" style:font-name="Tahoma" style:font-name-complex="Tahoma" style:font-size-asian="8.0pt"/>
    </style:style>
    <style:style style:display-name="Comment Text Char" style:family="text" style:name="Comment_20_Text_20_Char" style:parent-style-name="Absatz-Standardschriftart">
      <style:text-properties fo:country="GB" fo:font-size="10.0pt" fo:language="en" style:font-name-complex="Times New Roman" style:font-size-asian="10.0pt"/>
    </style:style>
    <style:style style:display-name="Comment Subject Char" style:family="text" style:name="Comment_20_Subject_20_Char" style:parent-style-name="Comment_20_Text_20_Char">
      <style:text-properties fo:font-weight="bold" style:font-weight-asian="bold" style:font-weight-complex="bold"/>
    </style:style>
    <style:style style:display-name="Document Map Char" style:family="text" style:name="Document_20_Map_20_Char" style:parent-style-name="Absatz-Standardschriftart">
      <style:text-properties fo:country="GB" fo:font-size="8.0pt" fo:language="en" style:font-name="Tahoma" style:font-name-complex="Tahoma" style:font-size-asian="8.0pt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07S</meta:editing-duration>
  </office:meta>
</office:document-meta>
</file>